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abc5" officeooo:paragraph-rsid="0018abc5"/>
    </style:style>
    <style:style style:name="P2" style:family="paragraph" style:parent-style-name="Standard">
      <style:text-properties officeooo:rsid="00194991" officeooo:paragraph-rsid="00194991"/>
    </style:style>
    <style:style style:name="P3" style:family="paragraph" style:parent-style-name="Standard">
      <style:text-properties officeooo:rsid="001affc7" officeooo:paragraph-rsid="001affc7"/>
    </style:style>
    <style:style style:name="P4" style:family="paragraph" style:parent-style-name="Standard">
      <style:text-properties fo:font-weight="normal" officeooo:rsid="001cda40" officeooo:paragraph-rsid="001cda40" style:font-weight-asian="normal" style:font-weight-complex="normal"/>
    </style:style>
    <style:style style:name="P5" style:family="paragraph" style:parent-style-name="Standard">
      <style:text-properties fo:font-weight="normal" officeooo:rsid="001dea41" officeooo:paragraph-rsid="001dea41" style:font-weight-asian="normal" style:font-weight-complex="normal"/>
    </style:style>
    <style:style style:name="P6" style:family="paragraph" style:parent-style-name="Standard">
      <style:text-properties fo:font-weight="normal" officeooo:rsid="001dea41" officeooo:paragraph-rsid="001dea41" style:font-weight-asian="normal" style:font-weight-complex="normal"/>
    </style:style>
    <style:style style:name="T1" style:family="text">
      <style:text-properties officeooo:rsid="00194991"/>
    </style:style>
    <style:style style:name="T2" style:family="text">
      <style:text-properties officeooo:rsid="001af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rivate static Integer monthsOfIncome = null ;</text:p>
      <text:p text:style-name="Standard"><text:tab/>private static Double percTotalCredit = null ;</text:p>
      <text:p text:style-name="Standard"><text:tab/>private static Double marginPercSpread = null ;</text:p>
      <text:p text:style-name="Standard"><text:tab/>private static Double firmsRiskPremium = null ;</text:p>
      <text:p text:style-name="Standard"><text:tab/>private static Double consRiskPremium = null ;</text:p>
      <text:p text:style-name="Standard"><text:tab/>private static Double resWageAdjustment = null ;</text:p>
      <text:p text:style-name="Standard"><text:tab/>private static Double repExponent = null ;</text:p>
      <text:p text:style-name="Standard"><text:tab/>private static Double informationDispersion = null ; </text:p>
      <text:p text:style-name="Standard"><text:tab/>private static Double propConsumeWealth = null ;</text:p>
      <text:p text:style-name="Standard"><text:tab/>private static Double innExponent = null ;</text:p>
      <text:p text:style-name="Standard"/>
      <text:p text:style-name="Standard">GDP gap volatility, inflation volatility, and unemployment duration</text:p>
      <text:p text:style-name="Standard"/>
      <text:p text:style-name="P1">1. Taxa de inadimplência</text:p>
      <text:p text:style-name="P1">2. Inflação</text:p>
      <text:p text:style-name="P1">3. Taxa de desemprego</text:p>
      <text:p text:style-name="P1">4. <text:s/><text:span text:style-name="T1">Duraçao do desemprego</text:span></text:p>
      <text:p text:style-name="P2">5. Volatilidade do hiato do produto</text:p>
      <text:p text:style-name="P2">6. Volatilidade da inflacao</text:p>
      <text:p text:style-name="P2">7. <text:span text:style-name="T2">Razao de alavancagem dos bancos</text:span></text:p>
      <text:p text:style-name="P3">8. Crescimento do credito</text:p>
      <text:p text:style-name="P4">9. Estoques - efetivo/planejado</text:p>
      <text:p text:style-name="P5">10. Taxa de investimento</text:p>
      <text:p text:style-name="P5">11.</text:p>
      <text:p text:style-name="P5"/>
      <text:p text:style-name="P5">http://www.ipea.gov.br/cartadeconjuntura/index.php/2018/03/22/indicador-ipea-de-hiato-do-produt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8:55:13.608070018</meta:creation-date>
    <dc:date>2018-07-26T12:55:13.063946005</dc:date>
    <meta:editing-duration>PT15H40M24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23" meta:word-count="122" meta:character-count="899" meta:non-whitespace-character-count="788"/>
  </office:meta>
</office:document-meta>
</file>